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ffd7" style:cell-protect="none" style:print-content="true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37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2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137">
      <style:table-cell-properties fo:background-color="#ffffd7" style:cell-protect="none" style:print-content="true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unprotected-cells="true"/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ADC VREF</text:p>
          </table:table-cell>
          <table:table-cell table:style-name="ce3" office:value-type="float" office:value="3.3" calcext:value-type="float">
            <text:p>3.3</text:p>
          </table:table-cell>
          <table:table-cell table:style-name="ce2" office:value-type="string" calcext:value-type="string">
            <text:p>VDC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Digital Resolution, N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ode Bins</text:p>
          </table:table-cell>
          <table:table-cell table:style-name="ce3" table:formula="of:=POWER(2;[.E12])" office:value-type="float" office:value="256" calcext:value-type="float">
            <text:p>256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Ideal Code Width, q</text:p>
          </table:table-cell>
          <table:table-cell table:style-name="ce4" table:formula="of:=[.E11]/[.E13]" office:value-type="float" office:value="0.012890625" calcext:value-type="float">
            <text:p>0.01289</text:p>
          </table:table-cell>
          <table:table-cell table:style-name="ce2" office:value-type="string" calcext:value-type="string">
            <text:p>VDC</text:p>
          </table:table-cell>
        </table:table-row>
        <table:table-row table:style-name="ro1">
          <table:table-cell table:number-columns-repeated="4"/>
          <table:table-cell table:style-name="ce5" table:formula="of:=[.E14]*1000" office:value-type="float" office:value="12.890625" calcext:value-type="float">
            <text:p>12.89</text:p>
          </table:table-cell>
          <table:table-cell table:style-name="ce2" office:value-type="string" calcext:value-type="string">
            <text:p>mVDC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Vin</text:p>
          </table:table-cell>
          <table:table-cell table:style-name="ce6" office:value-type="float" office:value="0.1" calcext:value-type="float">
            <text:p>0.10000</text:p>
          </table:table-cell>
          <table:table-cell table:style-name="ce2" office:value-type="string" calcext:value-type="string">
            <text:p>VDC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DC output</text:p>
          </table:table-cell>
          <table:table-cell table:style-name="ce7" table:formula="of:=MIN(1023;COM.MICROSOFT.FLOOR.MATH([.E18]/[.E14]))" office:value-type="float" office:value="7" calcext:value-type="float">
            <text:p>7</text:p>
          </table:table-cell>
          <table:table-cell table:style-name="ce2" office:value-type="string" calcext:value-type="string">
            <text:p>Base 1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DC output</text:p>
          </table:table-cell>
          <table:table-cell table:style-name="ce8" table:formula="of:=&quot;0x&quot; &amp; BASE([.E19];16;3)" office:value-type="string" office:string-value="0x007" calcext:value-type="string">
            <text:p>0x007</text:p>
          </table:table-cell>
          <table:table-cell table:style-name="ce2" office:value-type="string" calcext:value-type="string">
            <text:p>Base 16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DC output</text:p>
          </table:table-cell>
          <table:table-cell table:style-name="ce7" table:formula="of:=&quot;0b&quot; &amp; BASE([.E19];2;[.E12])" office:value-type="string" office:string-value="0b00000111" calcext:value-type="string">
            <text:p>0b00000111</text:p>
          </table:table-cell>
          <table:table-cell table:style-name="ce2" office:value-type="string" calcext:value-type="string">
            <text:p>Base 2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1:37:47.086263527</meta:creation-date>
    <dc:date>2024-03-26T02:31:52.749749969</dc:date>
    <meta:editing-duration>PT54M5S</meta:editing-duration>
    <meta:editing-cycles>4</meta:editing-cycles>
    <meta:generator>LibreOffice/7.6.5.2$Linux_X86_64 LibreOffice_project/60$Build-2</meta:generator>
    <meta:document-statistic meta:table-count="1" meta:cell-count="25" meta:object-count="0"/>
  </office:meta>
</office:document-meta>
</file>